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number:number-style style:name="NUM1">
      <number:number number:decimal-places="0" number:min-integer-digits="1"/>
    </number:number-style>
    <number:number-style style:name="NUM2">
      <number:number number:decimal-places="2" number:min-integer-digits="1"/>
    </number:number-style>
    <number:number-style style:name="NUM3">
      <number:number number:decimal-places="0" number:min-integer-digits="1" number:grouping="true"/>
    </number:number-style>
    <number:number-style style:name="NUM4">
      <number:number number:decimal-places="2" number:min-integer-digits="1" number:grouping="true"/>
    </number:number-style>
    <number:number-style style:name="NUM11">
      <number:scientific-number number:decimal-places="2" number:min-integer-digits="1" number:min-exponent-digits="2"/>
    </number:number-style>
    <number:number-style style:name="NUM12">
      <number:fraction number:min-integer-digits="0" number:min-numerator-digits="1" number:min-denominator-digits="1"/>
    </number:number-style>
    <number:number-style style:name="NUM13">
      <number:fraction number:min-integer-digits="0" number:min-numerator-digits="2" number:min-denominator-digits="2"/>
    </number:number-style>
    <number:date-style style:name="NUM14" number:automatic-order="true">
      <number:month number:style="long"/>
      <number:text>/</number:text>
      <number:day number:style="long"/>
      <number:text>/</number:text>
      <number:year/>
    </number:date-style>
    <number:date-style style:name="NUM15">
      <number:day/>
      <number:text>.</number:text>
      <number:month number:textual="true"/>
      <number:text>.</number:text>
      <number:year number:style="long"/>
    </number:date-style>
    <number:date-style style:name="NUM16" number:automatic-order="true">
      <number:month number:textual="true"/>
      <number:text/>
      <number:day number:style="long"/>
    </number:date-style>
    <number:date-style style:name="NUM17">
      <number:month number:style="long"/>
      <number:text>-</number:text>
      <number:day number:style="long"/>
    </number:date-style>
    <number:date-style style:name="NUM22" number:automatic-order="true" number:format-source="language">
      <number:month/>
      <number:text>/</number:text>
      <number:day/>
      <number:text>/</number:text>
      <number:year/>
      <number:text/>
      <number:hours number:style="long"/>
      <number:text>:</number:text>
      <number:minutes number:style="long"/>
      <number:text/>
      <number:am-pm/>
    </number:date-style>
    <number:text-style style:name="NUM49">
      <number:text-content/>
    </number:text-style>
    <style:style style:name="ta1" style:family="table" style:master-page-name="Standard1">
      <style:table-properties table:display="true"/>
    </style:style>
    <style:style style:name="T1" style:family="text">
      <style:text-properties style:text-position="33% 58%"/>
    </style:style>
    <style:style style:name="T2" style:family="text">
      <style:text-properties style:text-position="-33% 58%"/>
    </style:style>
  </office:automatic-styles>
  <office:body>
    <office:spreadsheet>
      <table:table table:name="Grades" table:style-name="ta1"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First name</text:p>
          </table:table-cell>
          <table:table-cell office:value-type="string">
            <text:p>Surname</text:p>
          </table:table-cell>
          <table:table-cell office:value-type="string">
            <text:p>ID number</text:p>
          </table:table-cell>
          <table:table-cell office:value-type="string">
            <text:p>Institution</text:p>
          </table:table-cell>
          <table:table-cell office:value-type="string">
            <text:p>Department</text:p>
          </table:table-cell>
          <table:table-cell office:value-type="string">
            <text:p>Email address</text:p>
          </table:table-cell>
          <table:table-cell office:value-type="string">
            <text:p>Quiz: PENILAIAN HARIAN KD 30 (OBLIGATION) (Real)</text:p>
          </table:table-cell>
          <table:table-cell office:value-type="string">
            <text:p>Last downloaded from this course</text:p>
          </table:table-cell>
        </table:table-row>
        <table:table-row>
          <table:table-cell office:value-type="string">
            <text:p>GALIH</text:p>
          </table:table-cell>
          <table:table-cell office:value-type="string">
            <text:p>AGUSTINO</text:p>
          </table:table-cell>
          <table:table-cell office:value-type="string">
            <text:p/>
          </table:table-cell>
          <table:table-cell office:value-type="string">
            <text:p>SMK Negeri 2 Pati</text:p>
          </table:table-cell>
          <table:table-cell office:value-type="string">
            <text:p> Bahasa Inggris</text:p>
          </table:table-cell>
          <table:table-cell office:value-type="string">
            <text:p>galih_firnanda@widiopranoto.online</text:p>
          </table:table-cell>
          <table:table-cell office:value-type="float" office:value="35.00">
            <text:p>35.00</text:p>
          </table:table-cell>
          <table:table-cell office:value-type="string">
            <text:p>1570066195</text:p>
          </table:table-cell>
        </table:table-row>
        <table:table-row>
          <table:table-cell office:value-type="string">
            <text:p>RINO</text:p>
          </table:table-cell>
          <table:table-cell office:value-type="string">
            <text:p>AHMAD</text:p>
          </table:table-cell>
          <table:table-cell office:value-type="string">
            <text:p/>
          </table:table-cell>
          <table:table-cell office:value-type="string">
            <text:p>SMK Negeri 2 Pati</text:p>
          </table:table-cell>
          <table:table-cell office:value-type="string">
            <text:p> Bahasa Inggris</text:p>
          </table:table-cell>
          <table:table-cell office:value-type="string">
            <text:p>rino_ahmad@widiopranoto.online</text:p>
          </table:table-cell>
          <table:table-cell office:value-type="float" office:value="22.50">
            <text:p>22.50</text:p>
          </table:table-cell>
          <table:table-cell office:value-type="string">
            <text:p>1570066195</text:p>
          </table:table-cell>
        </table:table-row>
        <table:table-row>
          <table:table-cell office:value-type="string">
            <text:p>WIDIYA</text:p>
          </table:table-cell>
          <table:table-cell office:value-type="string">
            <text:p>AMELIA</text:p>
          </table:table-cell>
          <table:table-cell office:value-type="string">
            <text:p/>
          </table:table-cell>
          <table:table-cell office:value-type="string">
            <text:p>SMK Negeri 2 Pati</text:p>
          </table:table-cell>
          <table:table-cell office:value-type="string">
            <text:p> Bahasa Inggris</text:p>
          </table:table-cell>
          <table:table-cell office:value-type="string">
            <text:p>widiya_amelia@widiopranoto.online</text:p>
          </table:table-cell>
          <table:table-cell office:value-type="float" office:value="40.00">
            <text:p>40.00</text:p>
          </table:table-cell>
          <table:table-cell office:value-type="string">
            <text:p>1570066195</text:p>
          </table:table-cell>
        </table:table-row>
        <table:table-row>
          <table:table-cell office:value-type="string">
            <text:p>ADITYA</text:p>
          </table:table-cell>
          <table:table-cell office:value-type="string">
            <text:p>BAWONO</text:p>
          </table:table-cell>
          <table:table-cell office:value-type="string">
            <text:p/>
          </table:table-cell>
          <table:table-cell office:value-type="string">
            <text:p>SMK Negeri 2 Pati</text:p>
          </table:table-cell>
          <table:table-cell office:value-type="string">
            <text:p> Bahasa Inggris</text:p>
          </table:table-cell>
          <table:table-cell office:value-type="string">
            <text:p>aditya_bawono@widiopranoto.online</text:p>
          </table:table-cell>
          <table:table-cell office:value-type="float" office:value="40.00">
            <text:p>40.00</text:p>
          </table:table-cell>
          <table:table-cell office:value-type="string">
            <text:p>1570066195</text:p>
          </table:table-cell>
        </table:table-row>
        <table:table-row>
          <table:table-cell office:value-type="string">
            <text:p>AZRIL</text:p>
          </table:table-cell>
          <table:table-cell office:value-type="string">
            <text:p>CHOIRUDDIN</text:p>
          </table:table-cell>
          <table:table-cell office:value-type="string">
            <text:p/>
          </table:table-cell>
          <table:table-cell office:value-type="string">
            <text:p>SMK Negeri 2 Pati</text:p>
          </table:table-cell>
          <table:table-cell office:value-type="string">
            <text:p> Bahasa Inggris</text:p>
          </table:table-cell>
          <table:table-cell office:value-type="string">
            <text:p>azril_choiruddin@widiopranoto.online</text:p>
          </table:table-cell>
          <table:table-cell office:value-type="float" office:value="25.00">
            <text:p>25.00</text:p>
          </table:table-cell>
          <table:table-cell office:value-type="string">
            <text:p>1570066195</text:p>
          </table:table-cell>
        </table:table-row>
        <table:table-row>
          <table:table-cell office:value-type="string">
            <text:p>MUSA</text:p>
          </table:table-cell>
          <table:table-cell office:value-type="string">
            <text:p>DANENDRA</text:p>
          </table:table-cell>
          <table:table-cell office:value-type="string">
            <text:p/>
          </table:table-cell>
          <table:table-cell office:value-type="string">
            <text:p>SMK Negeri 2 Pati</text:p>
          </table:table-cell>
          <table:table-cell office:value-type="string">
            <text:p> Bahasa Inggris</text:p>
          </table:table-cell>
          <table:table-cell office:value-type="string">
            <text:p>musa_danendra@widiopranoto.online</text:p>
          </table:table-cell>
          <table:table-cell office:value-type="float" office:value="22.50">
            <text:p>22.50</text:p>
          </table:table-cell>
          <table:table-cell office:value-type="string">
            <text:p>1570066195</text:p>
          </table:table-cell>
        </table:table-row>
        <table:table-row>
          <table:table-cell office:value-type="string">
            <text:p>IRFAN</text:p>
          </table:table-cell>
          <table:table-cell office:value-type="string">
            <text:p>EFFENDI</text:p>
          </table:table-cell>
          <table:table-cell office:value-type="string">
            <text:p/>
          </table:table-cell>
          <table:table-cell office:value-type="string">
            <text:p>SMK Negeri 2 Pati</text:p>
          </table:table-cell>
          <table:table-cell office:value-type="string">
            <text:p> Bahasa Inggris</text:p>
          </table:table-cell>
          <table:table-cell office:value-type="string">
            <text:p>irfan_effendi@widiopranoto.online</text:p>
          </table:table-cell>
          <table:table-cell office:value-type="float" office:value="27.50">
            <text:p>27.50</text:p>
          </table:table-cell>
          <table:table-cell office:value-type="string">
            <text:p>1570066195</text:p>
          </table:table-cell>
        </table:table-row>
        <table:table-row>
          <table:table-cell office:value-type="string">
            <text:p>ALIFA</text:p>
          </table:table-cell>
          <table:table-cell office:value-type="string">
            <text:p>FADILA</text:p>
          </table:table-cell>
          <table:table-cell office:value-type="string">
            <text:p/>
          </table:table-cell>
          <table:table-cell office:value-type="string">
            <text:p>SMK Negeri 2 Pati</text:p>
          </table:table-cell>
          <table:table-cell office:value-type="string">
            <text:p> Bahasa Inggris</text:p>
          </table:table-cell>
          <table:table-cell office:value-type="string">
            <text:p>alifa_fadila@widiopranoto.online</text:p>
          </table:table-cell>
          <table:table-cell office:value-type="float" office:value="22.50">
            <text:p>22.50</text:p>
          </table:table-cell>
          <table:table-cell office:value-type="string">
            <text:p>1570066195</text:p>
          </table:table-cell>
        </table:table-row>
        <table:table-row>
          <table:table-cell office:value-type="string">
            <text:p>ALISA</text:p>
          </table:table-cell>
          <table:table-cell office:value-type="string">
            <text:p>FERNANDA</text:p>
          </table:table-cell>
          <table:table-cell office:value-type="string">
            <text:p/>
          </table:table-cell>
          <table:table-cell office:value-type="string">
            <text:p>SMK Negeri 2 Pati</text:p>
          </table:table-cell>
          <table:table-cell office:value-type="string">
            <text:p> Bahasa Inggris</text:p>
          </table:table-cell>
          <table:table-cell office:value-type="string">
            <text:p>alisa_fernanda@widiopranoto.online</text:p>
          </table:table-cell>
          <table:table-cell office:value-type="float" office:value="40.00">
            <text:p>40.00</text:p>
          </table:table-cell>
          <table:table-cell office:value-type="string">
            <text:p>1570066195</text:p>
          </table:table-cell>
        </table:table-row>
        <table:table-row>
          <table:table-cell office:value-type="string">
            <text:p>FIRDIANSYAH</text:p>
          </table:table-cell>
          <table:table-cell office:value-type="string">
            <text:p>FIRDIYANSYAH</text:p>
          </table:table-cell>
          <table:table-cell office:value-type="string">
            <text:p/>
          </table:table-cell>
          <table:table-cell office:value-type="string">
            <text:p>SMK Negeri 2 Pati</text:p>
          </table:table-cell>
          <table:table-cell office:value-type="string">
            <text:p> Bahasa Inggris</text:p>
          </table:table-cell>
          <table:table-cell office:value-type="string">
            <text:p>firdiansyah_firdiyansyah@widiopranoto.online</text:p>
          </table:table-cell>
          <table:table-cell office:value-type="float" office:value="35.00">
            <text:p>35.00</text:p>
          </table:table-cell>
          <table:table-cell office:value-type="string">
            <text:p>1570066195</text:p>
          </table:table-cell>
        </table:table-row>
        <table:table-row>
          <table:table-cell office:value-type="string">
            <text:p>FARIS</text:p>
          </table:table-cell>
          <table:table-cell office:value-type="string">
            <text:p>IRAWAN</text:p>
          </table:table-cell>
          <table:table-cell office:value-type="string">
            <text:p/>
          </table:table-cell>
          <table:table-cell office:value-type="string">
            <text:p>SMK Negeri 2 Pati</text:p>
          </table:table-cell>
          <table:table-cell office:value-type="string">
            <text:p> Bahasa Inggris</text:p>
          </table:table-cell>
          <table:table-cell office:value-type="string">
            <text:p>faris_irawan@widiopranoto.online</text:p>
          </table:table-cell>
          <table:table-cell office:value-type="float" office:value="25.00">
            <text:p>25.00</text:p>
          </table:table-cell>
          <table:table-cell office:value-type="string">
            <text:p>1570066195</text:p>
          </table:table-cell>
        </table:table-row>
        <table:table-row>
          <table:table-cell office:value-type="string">
            <text:p>MOHAMMAD</text:p>
          </table:table-cell>
          <table:table-cell office:value-type="string">
            <text:p>KURNIAWAN</text:p>
          </table:table-cell>
          <table:table-cell office:value-type="string">
            <text:p/>
          </table:table-cell>
          <table:table-cell office:value-type="string">
            <text:p>SMK Negeri 2 Pati</text:p>
          </table:table-cell>
          <table:table-cell office:value-type="string">
            <text:p> Bahasa Inggris</text:p>
          </table:table-cell>
          <table:table-cell office:value-type="string">
            <text:p>mohammad_kurniawan@widiopranoto.online</text:p>
          </table:table-cell>
          <table:table-cell office:value-type="float" office:value="37.50">
            <text:p>37.50</text:p>
          </table:table-cell>
          <table:table-cell office:value-type="string">
            <text:p>1570066195</text:p>
          </table:table-cell>
        </table:table-row>
        <table:table-row>
          <table:table-cell office:value-type="string">
            <text:p>ROMANDHONI</text:p>
          </table:table-cell>
          <table:table-cell office:value-type="string">
            <text:p>NURWIJAYA</text:p>
          </table:table-cell>
          <table:table-cell office:value-type="string">
            <text:p/>
          </table:table-cell>
          <table:table-cell office:value-type="string">
            <text:p>SMK Negeri 2 Pati</text:p>
          </table:table-cell>
          <table:table-cell office:value-type="string">
            <text:p> Bahasa Inggris</text:p>
          </table:table-cell>
          <table:table-cell office:value-type="string">
            <text:p>romandhoni_nurwijaya@widiopranoto.online</text:p>
          </table:table-cell>
          <table:table-cell office:value-type="float" office:value="55.00">
            <text:p>55.00</text:p>
          </table:table-cell>
          <table:table-cell office:value-type="string">
            <text:p>1570066195</text:p>
          </table:table-cell>
        </table:table-row>
        <table:table-row>
          <table:table-cell office:value-type="string">
            <text:p>RISQI</text:p>
          </table:table-cell>
          <table:table-cell office:value-type="string">
            <text:p>PRATAMA</text:p>
          </table:table-cell>
          <table:table-cell office:value-type="string">
            <text:p/>
          </table:table-cell>
          <table:table-cell office:value-type="string">
            <text:p>SMK Negeri 2 Pati</text:p>
          </table:table-cell>
          <table:table-cell office:value-type="string">
            <text:p> Bahasa Inggris</text:p>
          </table:table-cell>
          <table:table-cell office:value-type="string">
            <text:p>risqi_pratama@widiopranoto.online</text:p>
          </table:table-cell>
          <table:table-cell office:value-type="float" office:value="22.50">
            <text:p>22.50</text:p>
          </table:table-cell>
          <table:table-cell office:value-type="string">
            <text:p>1570066195</text:p>
          </table:table-cell>
        </table:table-row>
        <table:table-row>
          <table:table-cell office:value-type="string">
            <text:p>VITTO</text:p>
          </table:table-cell>
          <table:table-cell office:value-type="string">
            <text:p>PRATAMA</text:p>
          </table:table-cell>
          <table:table-cell office:value-type="string">
            <text:p/>
          </table:table-cell>
          <table:table-cell office:value-type="string">
            <text:p>SMK Negeri 2 Pati</text:p>
          </table:table-cell>
          <table:table-cell office:value-type="string">
            <text:p> Bahasa Inggris</text:p>
          </table:table-cell>
          <table:table-cell office:value-type="string">
            <text:p>vitto_pratama@widiopranoto.online</text:p>
          </table:table-cell>
          <table:table-cell office:value-type="float" office:value="22.50">
            <text:p>22.50</text:p>
          </table:table-cell>
          <table:table-cell office:value-type="string">
            <text:p>1570066195</text:p>
          </table:table-cell>
        </table:table-row>
        <table:table-row>
          <table:table-cell office:value-type="string">
            <text:p>VIKI</text:p>
          </table:table-cell>
          <table:table-cell office:value-type="string">
            <text:p>PUTRA</text:p>
          </table:table-cell>
          <table:table-cell office:value-type="string">
            <text:p/>
          </table:table-cell>
          <table:table-cell office:value-type="string">
            <text:p>SMK Negeri 2 Pati</text:p>
          </table:table-cell>
          <table:table-cell office:value-type="string">
            <text:p> Bahasa Inggris</text:p>
          </table:table-cell>
          <table:table-cell office:value-type="string">
            <text:p>viki_putra@widiopranoto.online</text:p>
          </table:table-cell>
          <table:table-cell office:value-type="float" office:value="7.50">
            <text:p>7.50</text:p>
          </table:table-cell>
          <table:table-cell office:value-type="string">
            <text:p>1570066195</text:p>
          </table:table-cell>
        </table:table-row>
        <table:table-row>
          <table:table-cell office:value-type="string">
            <text:p>VITO</text:p>
          </table:table-cell>
          <table:table-cell office:value-type="string">
            <text:p>RAHMANDHANI</text:p>
          </table:table-cell>
          <table:table-cell office:value-type="string">
            <text:p/>
          </table:table-cell>
          <table:table-cell office:value-type="string">
            <text:p>SMK Negeri 2 Pati</text:p>
          </table:table-cell>
          <table:table-cell office:value-type="string">
            <text:p> Bahasa Inggris</text:p>
          </table:table-cell>
          <table:table-cell office:value-type="string">
            <text:p>vito_rahmandhani@widiopranoto.online</text:p>
          </table:table-cell>
          <table:table-cell office:value-type="float" office:value="22.50">
            <text:p>22.50</text:p>
          </table:table-cell>
          <table:table-cell office:value-type="string">
            <text:p>1570066195</text:p>
          </table:table-cell>
        </table:table-row>
        <table:table-row>
          <table:table-cell office:value-type="string">
            <text:p>AZRIEL</text:p>
          </table:table-cell>
          <table:table-cell office:value-type="string">
            <text:p>RAMADHAN</text:p>
          </table:table-cell>
          <table:table-cell office:value-type="string">
            <text:p/>
          </table:table-cell>
          <table:table-cell office:value-type="string">
            <text:p>SMK Negeri 2 Pati</text:p>
          </table:table-cell>
          <table:table-cell office:value-type="string">
            <text:p> Bahasa Inggris</text:p>
          </table:table-cell>
          <table:table-cell office:value-type="string">
            <text:p>azriel_ramadhan@widiopranoto.online</text:p>
          </table:table-cell>
          <table:table-cell office:value-type="float" office:value="17.50">
            <text:p>17.50</text:p>
          </table:table-cell>
          <table:table-cell office:value-type="string">
            <text:p>1570066195</text:p>
          </table:table-cell>
        </table:table-row>
        <table:table-row>
          <table:table-cell office:value-type="string">
            <text:p>GILANG</text:p>
          </table:table-cell>
          <table:table-cell office:value-type="string">
            <text:p>RAMADHAN</text:p>
          </table:table-cell>
          <table:table-cell office:value-type="string">
            <text:p/>
          </table:table-cell>
          <table:table-cell office:value-type="string">
            <text:p>SMK Negeri 2 Pati</text:p>
          </table:table-cell>
          <table:table-cell office:value-type="string">
            <text:p> Bahasa Inggris</text:p>
          </table:table-cell>
          <table:table-cell office:value-type="string">
            <text:p>gilang_ramadhan@widiopranoto.online</text:p>
          </table:table-cell>
          <table:table-cell office:value-type="float" office:value="52.50">
            <text:p>52.50</text:p>
          </table:table-cell>
          <table:table-cell office:value-type="string">
            <text:p>1570066195</text:p>
          </table:table-cell>
        </table:table-row>
        <table:table-row>
          <table:table-cell office:value-type="string">
            <text:p>IQBAL</text:p>
          </table:table-cell>
          <table:table-cell office:value-type="string">
            <text:p>RAMADHANI</text:p>
          </table:table-cell>
          <table:table-cell office:value-type="string">
            <text:p/>
          </table:table-cell>
          <table:table-cell office:value-type="string">
            <text:p>SMK Negeri 2 Pati</text:p>
          </table:table-cell>
          <table:table-cell office:value-type="string">
            <text:p> Bahasa Inggris</text:p>
          </table:table-cell>
          <table:table-cell office:value-type="string">
            <text:p>iqbal_ramadhani@widiopranoto.online</text:p>
          </table:table-cell>
          <table:table-cell office:value-type="float" office:value="22.50">
            <text:p>22.50</text:p>
          </table:table-cell>
          <table:table-cell office:value-type="string">
            <text:p>1570066195</text:p>
          </table:table-cell>
        </table:table-row>
        <table:table-row>
          <table:table-cell office:value-type="string">
            <text:p>MUJIB</text:p>
          </table:table-cell>
          <table:table-cell office:value-type="string">
            <text:p>ROHMAN</text:p>
          </table:table-cell>
          <table:table-cell office:value-type="string">
            <text:p/>
          </table:table-cell>
          <table:table-cell office:value-type="string">
            <text:p>SMK Negeri 2 Pati</text:p>
          </table:table-cell>
          <table:table-cell office:value-type="string">
            <text:p> Bahasa Inggris</text:p>
          </table:table-cell>
          <table:table-cell office:value-type="string">
            <text:p>mujib_rohman@widiopranoto.online</text:p>
          </table:table-cell>
          <table:table-cell office:value-type="float" office:value="35.00">
            <text:p>35.00</text:p>
          </table:table-cell>
          <table:table-cell office:value-type="string">
            <text:p>1570066195</text:p>
          </table:table-cell>
        </table:table-row>
        <table:table-row>
          <table:table-cell office:value-type="string">
            <text:p>OKTAVIAN</text:p>
          </table:table-cell>
          <table:table-cell office:value-type="string">
            <text:p>SAPUTRA</text:p>
          </table:table-cell>
          <table:table-cell office:value-type="string">
            <text:p/>
          </table:table-cell>
          <table:table-cell office:value-type="string">
            <text:p>SMK Negeri 2 Pati</text:p>
          </table:table-cell>
          <table:table-cell office:value-type="string">
            <text:p> Bahasa Inggris</text:p>
          </table:table-cell>
          <table:table-cell office:value-type="string">
            <text:p>oktavian_saputra@widiopranoto.online</text:p>
          </table:table-cell>
          <table:table-cell office:value-type="float" office:value="25.00">
            <text:p>25.00</text:p>
          </table:table-cell>
          <table:table-cell office:value-type="string">
            <text:p>1570066195</text:p>
          </table:table-cell>
        </table:table-row>
        <table:table-row>
          <table:table-cell office:value-type="string">
            <text:p>DIAN</text:p>
          </table:table-cell>
          <table:table-cell office:value-type="string">
            <text:p>SARI</text:p>
          </table:table-cell>
          <table:table-cell office:value-type="string">
            <text:p/>
          </table:table-cell>
          <table:table-cell office:value-type="string">
            <text:p>SMK Negeri 2 Pati</text:p>
          </table:table-cell>
          <table:table-cell office:value-type="string">
            <text:p> Bahasa Inggris</text:p>
          </table:table-cell>
          <table:table-cell office:value-type="string">
            <text:p>dian_sari@widiopranoto.online</text:p>
          </table:table-cell>
          <table:table-cell office:value-type="float" office:value="30.00">
            <text:p>30.00</text:p>
          </table:table-cell>
          <table:table-cell office:value-type="string">
            <text:p>1570066195</text:p>
          </table:table-cell>
        </table:table-row>
        <table:table-row>
          <table:table-cell office:value-type="string">
            <text:p>GANIS</text:p>
          </table:table-cell>
          <table:table-cell office:value-type="string">
            <text:p>SARIE</text:p>
          </table:table-cell>
          <table:table-cell office:value-type="string">
            <text:p/>
          </table:table-cell>
          <table:table-cell office:value-type="string">
            <text:p>SMK Negeri 2 Pati</text:p>
          </table:table-cell>
          <table:table-cell office:value-type="string">
            <text:p> Bahasa Inggris</text:p>
          </table:table-cell>
          <table:table-cell office:value-type="string">
            <text:p>ganis_sarie@widiopranoto.online</text:p>
          </table:table-cell>
          <table:table-cell office:value-type="float" office:value="42.50">
            <text:p>42.50</text:p>
          </table:table-cell>
          <table:table-cell office:value-type="string">
            <text:p>1570066195</text:p>
          </table:table-cell>
        </table:table-row>
        <table:table-row>
          <table:table-cell office:value-type="string">
            <text:p>FERNANDO</text:p>
          </table:table-cell>
          <table:table-cell office:value-type="string">
            <text:p>SYAPUTRA</text:p>
          </table:table-cell>
          <table:table-cell office:value-type="string">
            <text:p/>
          </table:table-cell>
          <table:table-cell office:value-type="string">
            <text:p>SMK Negeri 2 Pati</text:p>
          </table:table-cell>
          <table:table-cell office:value-type="string">
            <text:p> Bahasa Inggris</text:p>
          </table:table-cell>
          <table:table-cell office:value-type="string">
            <text:p>fernando_syaputra@widiopranoto.online</text:p>
          </table:table-cell>
          <table:table-cell office:value-type="float" office:value="22.50">
            <text:p>22.50</text:p>
          </table:table-cell>
          <table:table-cell office:value-type="string">
            <text:p>1570066195</text:p>
          </table:table-cell>
        </table:table-row>
        <table:table-row>
          <table:table-cell office:value-type="string">
            <text:p>FIKRI</text:p>
          </table:table-cell>
          <table:table-cell office:value-type="string">
            <text:p>WAHYUDI</text:p>
          </table:table-cell>
          <table:table-cell office:value-type="string">
            <text:p/>
          </table:table-cell>
          <table:table-cell office:value-type="string">
            <text:p>SMK Negeri 2 Pati</text:p>
          </table:table-cell>
          <table:table-cell office:value-type="string">
            <text:p> Bahasa Inggris</text:p>
          </table:table-cell>
          <table:table-cell office:value-type="string">
            <text:p>fikri_wahyudi@widiopranoto.online</text:p>
          </table:table-cell>
          <table:table-cell office:value-type="float" office:value="27.50">
            <text:p>27.50</text:p>
          </table:table-cell>
          <table:table-cell office:value-type="string">
            <text:p>157006619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
                    <text:sheet-name>???</text:sheet-name>
                </text:p>
      </style:header>
      <style:header-left style:display="false"/>
      <style:footer>
        <text:p>Page
                    <text:page-number>1</text:page-number>
                </text:p>
      </style:footer>
      <style:footer-left style:display="false"/>
    </style:master-page>
    <style:master-page style:name="Report" style:page-layout-name="Mpm2">
      <style:header>
        <style:region-left>
          <text:p>
                        <text:sheet-name>???</text:sheet-name>
                        (<text:title>???</text:title>)
                    </text:p>
        </style:region-left>
        <style:region-right>
          <text:p><text:date style:data-style-name="N2" text:date-value="2013-01-05">00.00.0000</text:date>,
                        <text:time>00:00:00</text:time>
                    </text:p>
        </style:region-right>
      </style:header>
      <style:header-left style:display="false"/>
      <style:footer>
        <text:p>Page
                    <text:page-number>1</text:page-number>
                    /
                    <text:page-count>99</text:page-count>
               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Moodle 3.5.8 (Build: 20190909)</meta:generator>
    <meta:initial-creator>Admin Super</meta:initial-creator>
    <meta:creation-date>2019-10-03T08:29:55</meta:creation-date>
    <meta:document-statistic meta:table-count="1" meta:cell-count="0" meta:object-count="0"/>
  </office:meta>
</office:document-meta>
</file>